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48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0"/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2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xbe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xbe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xbe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Default" office:value-type="string">
            <text:p><text:s text:c="9"/>VCC</text:p>
          </table:table-cell>
          <table:table-cell table:style-name="ce14" table:number-columns-repeated="249"/>
        </table:table-row>
        <table:table-row table:style-name="ro1">
          <table:table-cell table:number-columns-repeated="2" table:style-name="Default" office:value-type="float" office:value="2">
            <text:p>2</text:p>
          </table:table-cell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8"/>DOUT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3"/>DIN / CONFIG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9"/>DO8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8"/>RESET</text:p>
          </table:table-cell>
          <table:table-cell table:style-name="ce14" table:number-columns-repeated="249"/>
        </table:table-row>
        <table:table-row table:style-name="ro1">
          <table:table-cell table:number-columns-repeated="2" table:style-name="Default" office:value-type="float" office:value="6">
            <text:p>6</text:p>
          </table:table-cell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4"/>PWM0 / RSSI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8"/>PWM1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Default" office:value-type="string">
            <text:p><text:s text:c="6"/>[reserved]</text:p>
          </table:table-cell>
          <table:table-cell table:style-name="ce14" table:number-columns-repeated="249"/>
        </table:table-row>
        <table:table-row table:style-name="ro1">
          <table:table-cell table:number-columns-repeated="2" table:style-name="Default" office:value-type="float" office:value="9">
            <text:p>9</text:p>
          </table:table-cell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DTR / SLEEP_RQ / DI8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Default" office:value-type="string">
            <text:p><text:s text:c="9"/>GND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AD4 / DIO4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CTS / DIO7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ce10" office:value-type="float" office:value="3">
            <text:p>3</text:p>
          </table:table-cell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5"/>ON / SLEEP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Default" office:value-type="string">
            <text:p><text:s text:c="8"/>VREF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Associate / AD5 / DIO5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2"/>RTS / AD6 / DIO6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ce10" office:value-type="float" office:value="4">
            <text:p>4</text:p>
          </table:table-cell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AD3 / DIO3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AD2 / DIO2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AD1 / DIO1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AD0 / DIO0</text:p>
          </table:table-cell>
          <table:table-cell table:style-name="ce14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s text:c="9"/>VCC</text:p>
          </table:table-cell>
          <table:table-cell office:value-type="string">
            <text:p><text:s text:c="3"/>-</text:p>
          </table:table-cell>
          <table:table-cell office:value-type="string">
            <text:p><text:s text:c="24"/>Power suppl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8"/>DOUT</text:p>
          </table:table-cell>
          <table:table-cell office:value-type="string">
            <text:p>Output</text:p>
          </table:table-cell>
          <table:table-cell office:value-type="string">
            <text:p><text:s text:c="22"/>UART Data O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3"/>DIN / CONFIG</text:p>
          </table:table-cell>
          <table:table-cell office:value-type="string">
            <text:p>Input</text:p>
          </table:table-cell>
          <table:table-cell office:value-type="string">
            <text:p><text:s text:c="23"/>UART Data 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9"/>DO8*</text:p>
          </table:table-cell>
          <table:table-cell office:value-type="string">
            <text:p>Output</text:p>
          </table:table-cell>
          <table:table-cell office:value-type="string">
            <text:p><text:s text:c="22"/>Digital Output 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8"/>RESET</text:p>
          </table:table-cell>
          <table:table-cell office:value-type="string">
            <text:p>Input</text:p>
          </table:table-cell>
          <table:table-cell office:value-type="string">
            <text:p><text:s text:c="5"/>Module Reset (reset pulse must be at least 200 ns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4"/>PWM0 / RSSI</text:p>
          </table:table-cell>
          <table:table-cell office:value-type="string">
            <text:p>Output</text:p>
          </table:table-cell>
          <table:table-cell office:value-type="string">
            <text:p><text:s text:c="7"/>PWM Output 0 / RX Signal Strength Indicato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8"/>PWM1</text:p>
          </table:table-cell>
          <table:table-cell office:value-type="string">
            <text:p>Output</text:p>
          </table:table-cell>
          <table:table-cell office:value-type="string">
            <text:p><text:s text:c="23"/>PWM Output 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6"/>[reserved]</text:p>
          </table:table-cell>
          <table:table-cell office:value-type="string">
            <text:p><text:s text:c="3"/>-</text:p>
          </table:table-cell>
          <table:table-cell office:value-type="string">
            <text:p><text:s text:c="22"/>Do not connec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TR / SLEEP_RQ / DI8</text:p>
          </table:table-cell>
          <table:table-cell office:value-type="string">
            <text:p>Input</text:p>
          </table:table-cell>
          <table:table-cell office:value-type="string">
            <text:p><text:s text:c="11"/>Pin Sleep Control Line or Digital Input 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9"/>GND</text:p>
          </table:table-cell>
          <table:table-cell office:value-type="string">
            <text:p><text:s text:c="3"/>-</text:p>
          </table:table-cell>
          <table:table-cell office:value-type="string">
            <text:p><text:s text:c="27"/>Groun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5"/>AD4 / DIO4</text:p>
          </table:table-cell>
          <table:table-cell office:value-type="string">
            <text:p>Either</text:p>
          </table:table-cell>
          <table:table-cell office:value-type="string">
            <text:p><text:s text:c="16"/>Analog Input 4 or Digital I/O 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5"/>CTS / DIO7</text:p>
          </table:table-cell>
          <table:table-cell office:value-type="string">
            <text:p>Either</text:p>
          </table:table-cell>
          <table:table-cell office:value-type="string">
            <text:p><text:s text:c="9"/>Clear-to-Send Flow Control or Digital I/O 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5"/>ON / SLEEP</text:p>
          </table:table-cell>
          <table:table-cell office:value-type="string">
            <text:p>Output</text:p>
          </table:table-cell>
          <table:table-cell office:value-type="string">
            <text:p><text:s text:c="19"/>Module Status Indicato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8"/>VREF</text:p>
          </table:table-cell>
          <table:table-cell office:value-type="string">
            <text:p><text:s/>Input</text:p>
          </table:table-cell>
          <table:table-cell office:value-type="string">
            <text:p><text:s text:c="14"/>Voltage Reference for A/D Input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ssociate / AD5 / DIO5</text:p>
          </table:table-cell>
          <table:table-cell office:value-type="string">
            <text:p>Either</text:p>
          </table:table-cell>
          <table:table-cell office:value-type="string">
            <text:p><text:s text:c="5"/>Associated Indicator, Analog Input 5 or Digital I/O 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RTS / AD6 / DIO6</text:p>
          </table:table-cell>
          <table:table-cell office:value-type="string">
            <text:p>Either</text:p>
          </table:table-cell>
          <table:table-cell office:value-type="string">
            <text:p><text:s/>Request-to-Send Flow Control, Analog Input 6 or Digital I/O 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5"/>AD3 / DIO3</text:p>
          </table:table-cell>
          <table:table-cell office:value-type="string">
            <text:p>Either</text:p>
          </table:table-cell>
          <table:table-cell office:value-type="string">
            <text:p><text:s text:c="16"/>Analog Input 3 or Digital I/O 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5"/>AD2 / DIO2</text:p>
          </table:table-cell>
          <table:table-cell office:value-type="string">
            <text:p>Either</text:p>
          </table:table-cell>
          <table:table-cell office:value-type="string">
            <text:p><text:s text:c="16"/>Analog Input 2 or Digital I/O 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5"/>AD1 / DIO1</text:p>
          </table:table-cell>
          <table:table-cell office:value-type="string">
            <text:p>Either</text:p>
          </table:table-cell>
          <table:table-cell office:value-type="string">
            <text:p><text:s text:c="16"/>Analog Input 1 or Digital I/O 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5"/>AD0 / DIO0</text:p>
          </table:table-cell>
          <table:table-cell office:value-type="string">
            <text:p>Either</text:p>
          </table:table-cell>
          <table:table-cell office:value-type="string">
            <text:p><text:s text:c="16"/>Analog Input 0 or Digital I/O 0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abelle1.A58:Tabelle1.AMJ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01:11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6-04-10T19:33:07</meta:creation-date>
    <dc:date>2009-02-02T01:01:31</dc:date>
    <dc:language>de-DE</dc:language>
    <meta:editing-cycles>7</meta:editing-cycles>
    <meta:editing-duration>PT00H47M05S</meta:editing-duration>
    <dc:creator>Tom Bennellick</dc:creator>
    <meta:document-statistic meta:table-count="3" meta:cell-count="276" meta:object-count="0"/>
    <meta:user-defined meta:name="Info 1"/>
    <meta:user-defined meta:name="Info 2"/>
    <meta:user-defined meta:name="Info 3"/>
    <meta:user-defined meta:name="Info 4"/>
  </office:meta>
</office:document-meta>
</file>